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family-generic="swiss" style:font-pitch="variable"/>
  </office:font-face-decls>
  <office:automatic-styles>
    <style:style style:name="P1" style:family="paragraph" style:parent-style-name="Standard">
      <style:paragraph-properties fo:margin-left="0cm" fo:margin-right="0cm" fo:text-indent="0cm" style:auto-text-indent="false"/>
      <style:text-properties fo:color="#ffffff" loext:opacity="100%" officeooo:rsid="001fc19a" officeooo:paragraph-rsid="001fc19a"/>
    </style:style>
    <style:style style:name="P2" style:family="paragraph" style:parent-style-name="Text_20_body">
      <style:paragraph-properties fo:margin-top="0cm" fo:margin-bottom="0cm" style:contextual-spacing="false" fo:line-height="100%"/>
      <style:text-properties fo:color="#ffffff" loext:opacity="100%" officeooo:rsid="005470c8" officeooo:paragraph-rsid="00c37369"/>
    </style:style>
    <style:style style:name="P3" style:family="paragraph" style:parent-style-name="Standard">
      <style:paragraph-properties fo:margin-left="0cm" fo:margin-right="0cm" fo:text-indent="0cm" style:auto-text-indent="false"/>
      <style:text-properties fo:color="#ffffff" loext:opacity="100%" style:font-name="Trebuchet MS" officeooo:rsid="003d8075" officeooo:paragraph-rsid="003d8075"/>
    </style:style>
    <style:style style:name="P4" style:family="paragraph" style:parent-style-name="Standard">
      <style:paragraph-properties fo:margin-left="0cm" fo:margin-right="0cm" fo:text-indent="0cm" style:auto-text-indent="false"/>
      <style:text-properties fo:color="#ffffff" loext:opacity="100%" style:font-name="Trebuchet MS" fo:language="en" fo:country="SG" officeooo:rsid="009e72bf" officeooo:paragraph-rsid="009e72bf" fo:background-color="#ff0000"/>
    </style:style>
    <style:style style:name="P5" style:family="paragraph" style:parent-style-name="Standard">
      <style:paragraph-properties fo:margin-left="0cm" fo:margin-right="0cm" fo:text-indent="0cm" style:auto-text-indent="false"/>
      <style:text-properties fo:color="#ffffff" loext:opacity="100%" style:font-name="Trebuchet MS" fo:language="en" fo:country="SG" officeooo:rsid="00a4cc4b" officeooo:paragraph-rsid="00a4cc4b" fo:background-color="#000000"/>
    </style:style>
    <style:style style:name="P6" style:family="paragraph" style:parent-style-name="Standard">
      <style:paragraph-properties fo:margin-left="0cm" fo:margin-right="0cm" fo:text-indent="0cm" style:auto-text-indent="false"/>
      <style:text-properties fo:color="#ffffff" loext:opacity="100%" style:font-name="Trebuchet MS" fo:language="en" fo:country="SG" officeooo:rsid="00a27cfe" officeooo:paragraph-rsid="00a27cfe" fo:background-color="#2a6099"/>
    </style:style>
    <style:style style:name="P7" style:family="paragraph" style:parent-style-name="Standard">
      <style:paragraph-properties fo:margin-left="0cm" fo:margin-right="0cm" fo:text-indent="0cm" style:auto-text-indent="false"/>
      <style:text-properties fo:color="#ffffff" loext:opacity="100%" style:font-name="Trebuchet MS" fo:language="en" fo:country="SG" officeooo:rsid="00a12164" officeooo:paragraph-rsid="00a12164" fo:background-color="#00a933"/>
    </style:style>
    <style:style style:name="P8" style:family="paragraph" style:parent-style-name="Text_20_body">
      <style:text-properties fo:color="#ffffff" loext:opacity="100%" style:font-name="Trebuchet MS" fo:language="en" fo:country="SG" officeooo:rsid="00a64569" officeooo:paragraph-rsid="00a64569" fo:background-color="#00a933"/>
    </style:style>
    <style:style style:name="P9" style:family="paragraph" style:parent-style-name="Standard">
      <style:paragraph-properties fo:margin-left="0cm" fo:margin-right="0cm" fo:text-indent="0cm" style:auto-text-indent="false"/>
      <style:text-properties fo:color="#ffffff" loext:opacity="100%" style:font-name="Trebuchet MS" fo:language="en" fo:country="SG" officeooo:rsid="00a64569" officeooo:paragraph-rsid="00a64569" fo:background-color="#999999"/>
    </style:style>
    <style:style style:name="P10" style:family="paragraph" style:parent-style-name="Text_20_body">
      <style:text-properties fo:color="#ffffff" loext:opacity="100%" style:font-name="Trebuchet MS" fo:language="en" fo:country="SG" officeooo:rsid="00a64569" officeooo:paragraph-rsid="00a64569"/>
    </style:style>
    <style:style style:name="P11" style:family="paragraph" style:parent-style-name="Text_20_body">
      <style:text-properties fo:color="#ffffff" loext:opacity="100%" style:font-name="Trebuchet MS" fo:language="en" fo:country="SG" officeooo:rsid="00a64569" officeooo:paragraph-rsid="00aa06b0"/>
    </style:style>
    <style:style style:name="P12" style:family="paragraph" style:parent-style-name="Standard">
      <style:text-properties fo:color="#ffffff" loext:opacity="100%" style:font-name="Trebuchet MS" fo:language="en" fo:country="SG" officeooo:rsid="00e68438" officeooo:paragraph-rsid="0077a41a"/>
    </style:style>
    <style:style style:name="P13" style:family="paragraph" style:parent-style-name="Standard">
      <style:paragraph-properties fo:margin-left="0cm" fo:margin-right="0cm" fo:text-indent="0cm" style:auto-text-indent="false"/>
      <style:text-properties fo:color="#ffffff" loext:opacity="100%" style:font-name="Trebuchet MS" officeooo:rsid="001fc19a" officeooo:paragraph-rsid="001fc19a"/>
    </style:style>
    <style:style style:name="P14" style:family="paragraph" style:parent-style-name="Standard">
      <style:paragraph-properties fo:margin-left="0cm" fo:margin-right="0cm" fo:text-indent="0cm" style:auto-text-indent="false"/>
      <style:text-properties fo:color="#ffffff" loext:opacity="100%" style:font-name="Trebuchet MS" officeooo:rsid="002cd2ae" officeooo:paragraph-rsid="002cd2ae"/>
    </style:style>
    <style:style style:name="P15" style:family="paragraph" style:parent-style-name="Standard">
      <style:paragraph-properties fo:margin-left="4.001cm" fo:margin-right="0cm" fo:text-indent="0cm" style:auto-text-indent="false"/>
      <style:text-properties fo:color="#ffffff" loext:opacity="100%" style:font-name="Trebuchet MS" officeooo:rsid="002cd2ae" officeooo:paragraph-rsid="002cd2ae"/>
    </style:style>
    <style:style style:name="P16" style:family="paragraph" style:parent-style-name="Standard">
      <style:text-properties fo:color="#ffffff" loext:opacity="100%" style:font-name="Trebuchet MS" officeooo:rsid="000c077a" officeooo:paragraph-rsid="000c077a"/>
    </style:style>
    <style:style style:name="P17" style:family="paragraph" style:parent-style-name="Standard">
      <style:text-properties fo:color="#ffffff" loext:opacity="100%" style:font-name="Trebuchet MS" officeooo:rsid="001d4463" officeooo:paragraph-rsid="001d4463"/>
    </style:style>
    <style:style style:name="P18" style:family="paragraph" style:parent-style-name="Standard">
      <style:text-properties fo:color="#ffffff" loext:opacity="100%" style:font-name="Trebuchet MS" officeooo:rsid="001d4463" officeooo:paragraph-rsid="0077a41a"/>
    </style:style>
    <style:style style:name="P19" style:family="paragraph" style:parent-style-name="Standard">
      <style:text-properties fo:color="#ffffff" loext:opacity="100%" style:font-name="Trebuchet MS" officeooo:rsid="00cf7ac9" officeooo:paragraph-rsid="00cf7ac9"/>
    </style:style>
    <style:style style:name="P20" style:family="paragraph" style:parent-style-name="Standard">
      <style:text-properties fo:color="#ffffff" loext:opacity="100%" style:font-name="Trebuchet MS" officeooo:rsid="00da0cb8" officeooo:paragraph-rsid="00da0cb8"/>
    </style:style>
    <style:style style:name="P21" style:family="paragraph" style:parent-style-name="Text_20_body">
      <style:text-properties fo:color="#ffffff" loext:opacity="100%" style:font-name="Trebuchet MS" officeooo:rsid="006c8b6d" officeooo:paragraph-rsid="0086e039"/>
    </style:style>
    <style:style style:name="P22" style:family="paragraph" style:parent-style-name="Text_20_body">
      <style:text-properties fo:color="#ffffff" loext:opacity="100%" style:font-name="Trebuchet MS" officeooo:rsid="006c8b6d"/>
    </style:style>
    <style:style style:name="P23" style:family="paragraph" style:parent-style-name="Text_20_body">
      <style:text-properties fo:color="#ffffff" loext:opacity="100%" style:font-name="Trebuchet MS" officeooo:rsid="00822f12" fo:background-color="#000000"/>
    </style:style>
    <style:style style:name="P24" style:family="paragraph" style:parent-style-name="Text_20_body">
      <style:text-properties fo:color="#ffffff" loext:opacity="100%" style:font-name="Trebuchet MS" officeooo:rsid="006d9a8d"/>
    </style:style>
    <style:style style:name="P25" style:family="paragraph" style:parent-style-name="Text_20_body">
      <style:text-properties fo:color="#ffffff" loext:opacity="100%" style:font-name="Trebuchet MS" officeooo:rsid="006d9a8d" officeooo:paragraph-rsid="00ee6626"/>
    </style:style>
    <style:style style:name="P26" style:family="paragraph" style:parent-style-name="Text_20_body">
      <style:text-properties fo:color="#ffffff" loext:opacity="100%" style:font-name="Trebuchet MS" fo:language="en" fo:country="US" officeooo:rsid="00a926f5" officeooo:paragraph-rsid="00aa06b0"/>
    </style:style>
    <style:style style:name="P27" style:family="paragraph" style:parent-style-name="Text_20_body">
      <style:text-properties fo:color="#ffffff" loext:opacity="100%" style:font-name="Trebuchet MS" fo:language="en" fo:country="US" officeooo:rsid="00aa06b0" officeooo:paragraph-rsid="00a64569"/>
    </style:style>
    <style:style style:name="P28" style:family="paragraph" style:parent-style-name="Text_20_body">
      <style:text-properties fo:color="#ffffff" loext:opacity="100%" style:font-name="Trebuchet MS" officeooo:rsid="003cdeb0"/>
    </style:style>
    <style:style style:name="P29" style:family="paragraph" style:parent-style-name="Text_20_body">
      <style:text-properties fo:color="#ffffff" loext:opacity="100%" style:font-name="Trebuchet MS" officeooo:rsid="003c55e4"/>
    </style:style>
    <style:style style:name="P30" style:family="paragraph" style:parent-style-name="Text_20_body">
      <style:text-properties fo:color="#ffffff" loext:opacity="100%" style:font-name="Trebuchet MS" officeooo:rsid="00494cfb"/>
    </style:style>
    <style:style style:name="P31" style:family="paragraph" style:parent-style-name="Text_20_body">
      <style:text-properties fo:color="#ffffff" loext:opacity="100%" style:font-name="Trebuchet MS" officeooo:rsid="0061f961" officeooo:paragraph-rsid="002e2ea2"/>
    </style:style>
    <style:style style:name="P32" style:family="paragraph" style:parent-style-name="Text_20_body">
      <style:text-properties fo:color="#ffffff" loext:opacity="100%" style:font-name="Trebuchet MS" officeooo:rsid="006287b1" officeooo:paragraph-rsid="002e2ea2"/>
    </style:style>
    <style:style style:name="P33" style:family="paragraph" style:parent-style-name="Text_20_body">
      <style:paragraph-properties fo:margin-top="0cm" fo:margin-bottom="0cm" style:contextual-spacing="false" fo:line-height="100%"/>
      <style:text-properties fo:color="#ffffff" loext:opacity="100%" style:font-name="Trebuchet MS" officeooo:rsid="005470c8" officeooo:paragraph-rsid="00da962b"/>
    </style:style>
    <style:style style:name="P34" style:family="paragraph" style:parent-style-name="Text_20_body">
      <style:paragraph-properties fo:margin-top="0cm" fo:margin-bottom="0cm" style:contextual-spacing="false" fo:line-height="100%"/>
      <style:text-properties fo:color="#ffffff" loext:opacity="100%" style:font-name="Trebuchet MS" officeooo:rsid="005470c8" officeooo:paragraph-rsid="00d6d895"/>
    </style:style>
    <style:style style:name="P35" style:family="paragraph" style:parent-style-name="Text_20_body">
      <style:paragraph-properties fo:margin-top="0cm" fo:margin-bottom="0cm" style:contextual-spacing="false" fo:line-height="100%"/>
      <style:text-properties fo:color="#ffffff" loext:opacity="100%" style:font-name="Trebuchet MS" officeooo:rsid="005470c8" officeooo:paragraph-rsid="00c37369"/>
    </style:style>
    <style:style style:name="P36" style:family="paragraph" style:parent-style-name="Text_20_body">
      <style:text-properties fo:color="#ffffff" loext:opacity="100%" style:font-name="Trebuchet MS" officeooo:rsid="005470c8" officeooo:paragraph-rsid="00c37369"/>
    </style:style>
    <style:style style:name="P37" style:family="paragraph" style:parent-style-name="Text_20_body">
      <style:text-properties fo:color="#ffffff" loext:opacity="100%" style:font-name="Trebuchet MS" officeooo:rsid="005470c8" officeooo:paragraph-rsid="005470c8"/>
    </style:style>
    <style:style style:name="P38" style:family="paragraph" style:parent-style-name="Text_20_body">
      <style:text-properties fo:color="#ffffff" loext:opacity="100%" style:font-name="Trebuchet MS" officeooo:rsid="006d9a8d" fo:background-color="#00a933"/>
    </style:style>
    <style:style style:name="P39" style:family="paragraph" style:parent-style-name="Standard">
      <style:text-properties fo:color="#ffffff" loext:opacity="100%" style:font-name="Trebuchet MS" officeooo:rsid="00b8f024" officeooo:paragraph-rsid="00ed6ca3"/>
    </style:style>
    <style:style style:name="P40" style:family="paragraph" style:parent-style-name="Text_20_body">
      <style:text-properties fo:color="#ffffff" loext:opacity="100%" style:font-name="Trebuchet MS" officeooo:rsid="003056df"/>
    </style:style>
    <style:style style:name="P41" style:family="paragraph" style:parent-style-name="Text_20_body">
      <style:text-properties style:font-name="Trebuchet MS" officeooo:paragraph-rsid="002e2ea2"/>
    </style:style>
    <style:style style:name="P42" style:family="paragraph" style:parent-style-name="Text_20_body">
      <style:text-properties style:font-name="Trebuchet MS"/>
    </style:style>
    <style:style style:name="P43" style:family="paragraph" style:parent-style-name="Text_20_body">
      <style:text-properties style:font-name="Trebuchet MS" officeooo:paragraph-rsid="0086e039"/>
    </style:style>
    <style:style style:name="P44" style:family="paragraph" style:parent-style-name="Text_20_body">
      <style:text-properties style:font-name="Trebuchet MS" officeooo:paragraph-rsid="008551cb"/>
    </style:style>
    <style:style style:name="P45" style:family="paragraph" style:parent-style-name="Text_20_body">
      <style:text-properties style:font-name="Trebuchet MS" fo:background-color="#000000"/>
    </style:style>
    <style:style style:name="P46" style:family="paragraph" style:parent-style-name="Text_20_body">
      <style:text-properties style:font-name="Trebuchet MS" officeooo:rsid="00494cfb"/>
    </style:style>
    <style:style style:name="P47" style:family="paragraph" style:parent-style-name="Text_20_body">
      <style:text-properties style:font-name="Trebuchet MS" officeooo:paragraph-rsid="004eecff"/>
    </style:style>
    <style:style style:name="P48" style:family="paragraph" style:parent-style-name="Text_20_body">
      <style:text-properties style:font-name="Trebuchet MS" officeooo:rsid="005e794b" officeooo:paragraph-rsid="005e794b"/>
    </style:style>
    <style:style style:name="P49" style:family="paragraph" style:parent-style-name="Text_20_body">
      <style:text-properties style:font-name="Trebuchet MS" fo:background-color="#00a933"/>
    </style:style>
    <style:style style:name="P50" style:family="paragraph" style:parent-style-name="Standard">
      <style:paragraph-properties fo:margin-left="0cm" fo:margin-right="0cm" fo:text-indent="0cm" style:auto-text-indent="false"/>
      <style:text-properties fo:color="#729fcf" loext:opacity="100%" style:font-name="Trebuchet MS" officeooo:rsid="002a28d5" officeooo:paragraph-rsid="002a28d5"/>
    </style:style>
    <style:style style:name="P51" style:family="paragraph" style:parent-style-name="Text_20_body">
      <style:text-properties officeooo:paragraph-rsid="005470c8"/>
    </style:style>
    <style:style style:name="P52" style:family="paragraph" style:parent-style-name="Heading_20_3">
      <style:text-properties style:font-name="Trebuchet MS"/>
    </style:style>
    <style:style style:name="P53" style:family="paragraph" style:parent-style-name="Heading_20_3">
      <style:text-properties style:font-name="Trebuchet MS" officeooo:rsid="005470c8" officeooo:paragraph-rsid="005470c8"/>
    </style:style>
    <style:style style:name="P54" style:family="paragraph" style:parent-style-name="Heading_20_3">
      <style:text-properties fo:color="#ffffff" loext:opacity="100%" style:font-name="Trebuchet MS" officeooo:paragraph-rsid="004eecff"/>
    </style:style>
    <style:style style:name="P55" style:family="paragraph" style:parent-style-name="Heading_20_3">
      <style:text-properties fo:color="#ffffff" loext:opacity="100%" style:font-name="Trebuchet MS"/>
    </style:style>
    <style:style style:name="P56" style:family="paragraph" style:parent-style-name="Heading_20_3">
      <style:text-properties fo:color="#ffffff" loext:opacity="100%" style:font-name="Trebuchet MS" officeooo:rsid="002e2ea2" officeooo:paragraph-rsid="002e2ea2"/>
    </style:style>
    <style:style style:name="P57" style:family="paragraph" style:parent-style-name="Heading_20_3">
      <style:text-properties fo:color="#ffffff" loext:opacity="100%" style:font-name="Trebuchet MS" officeooo:rsid="005bea58" officeooo:paragraph-rsid="005bea58"/>
    </style:style>
    <style:style style:name="P58" style:family="paragraph" style:parent-style-name="Standard">
      <style:paragraph-properties fo:margin-left="0cm" fo:margin-right="0cm" fo:text-indent="0cm" style:auto-text-indent="false"/>
      <style:text-properties fo:color="#ffffff" loext:opacity="100%" style:font-name="Trebuchet MS" officeooo:rsid="003d8075" officeooo:paragraph-rsid="003d8075" fo:background-color="#999999"/>
    </style:style>
    <style:style style:name="P59" style:family="paragraph" style:parent-style-name="Standard">
      <style:paragraph-properties fo:margin-left="0cm" fo:margin-right="0cm" fo:text-indent="0cm" style:auto-text-indent="false"/>
      <style:text-properties fo:color="#ffffff" loext:opacity="100%" style:font-name="Trebuchet MS" officeooo:rsid="00fa11f6" officeooo:paragraph-rsid="00fa11f6" fo:background-color="transparent"/>
    </style:style>
    <style:style style:name="P60" style:family="paragraph" style:parent-style-name="Standard">
      <style:paragraph-properties fo:margin-left="2cm" fo:margin-right="0cm" fo:text-align="start" style:justify-single-word="false" fo:text-indent="0cm" style:auto-text-indent="false"/>
      <style:text-properties fo:color="#ffffff" loext:opacity="100%" style:font-name="Trebuchet MS" officeooo:rsid="003d8075" officeooo:paragraph-rsid="003d8075"/>
    </style:style>
    <style:style style:name="T1" style:family="text">
      <style:text-properties fo:color="#729fcf" loext:opacity="100%" style:font-name="Trebuchet MS"/>
    </style:style>
    <style:style style:name="T2" style:family="text">
      <style:text-properties fo:color="#ffffff" loext:opacity="100%"/>
    </style:style>
    <style:style style:name="T3" style:family="text">
      <style:text-properties fo:color="#ffffff" loext:opacity="100%" officeooo:rsid="003056df"/>
    </style:style>
    <style:style style:name="T4" style:family="text">
      <style:text-properties fo:color="#ffffff" loext:opacity="100%" officeooo:rsid="00318d55"/>
    </style:style>
    <style:style style:name="T5" style:family="text">
      <style:text-properties fo:color="#ffffff" loext:opacity="100%" officeooo:rsid="0031ad7d"/>
    </style:style>
    <style:style style:name="T6" style:family="text">
      <style:text-properties fo:color="#ffffff" loext:opacity="100%" officeooo:rsid="00320b82"/>
    </style:style>
    <style:style style:name="T7" style:family="text">
      <style:text-properties fo:color="#ffffff" loext:opacity="100%" officeooo:rsid="003425b0"/>
    </style:style>
    <style:style style:name="T8" style:family="text">
      <style:text-properties fo:color="#ffffff" loext:opacity="100%" officeooo:rsid="00344f4a"/>
    </style:style>
    <style:style style:name="T9" style:family="text">
      <style:text-properties fo:color="#ffffff" loext:opacity="100%" officeooo:rsid="0035e049"/>
    </style:style>
    <style:style style:name="T10" style:family="text">
      <style:text-properties fo:color="#ffffff" loext:opacity="100%" officeooo:rsid="0038e159"/>
    </style:style>
    <style:style style:name="T11" style:family="text">
      <style:text-properties fo:color="#ffffff" loext:opacity="100%" officeooo:rsid="003a1d25"/>
    </style:style>
    <style:style style:name="T12" style:family="text">
      <style:text-properties fo:color="#ffffff" loext:opacity="100%" officeooo:rsid="003c0aaf"/>
    </style:style>
    <style:style style:name="T13" style:family="text">
      <style:text-properties fo:color="#ffffff" loext:opacity="100%" officeooo:rsid="003c55e4"/>
    </style:style>
    <style:style style:name="T14" style:family="text">
      <style:text-properties fo:color="#ffffff" loext:opacity="100%" officeooo:rsid="004aba41"/>
    </style:style>
    <style:style style:name="T15" style:family="text">
      <style:text-properties fo:color="#ffffff" loext:opacity="100%" officeooo:rsid="004ae274"/>
    </style:style>
    <style:style style:name="T16" style:family="text">
      <style:text-properties fo:color="#ffffff" loext:opacity="100%" officeooo:rsid="004c0f8d"/>
    </style:style>
    <style:style style:name="T17" style:family="text">
      <style:text-properties fo:color="#ffffff" loext:opacity="100%" officeooo:rsid="004c1547"/>
    </style:style>
    <style:style style:name="T18" style:family="text">
      <style:text-properties fo:color="#ffffff" loext:opacity="100%" officeooo:rsid="004c840c"/>
    </style:style>
    <style:style style:name="T19" style:family="text">
      <style:text-properties fo:color="#ffffff" loext:opacity="100%" officeooo:rsid="004cc072"/>
    </style:style>
    <style:style style:name="T20" style:family="text">
      <style:text-properties fo:color="#ffffff" loext:opacity="100%" officeooo:rsid="004cc555"/>
    </style:style>
    <style:style style:name="T21" style:family="text">
      <style:text-properties fo:color="#ffffff" loext:opacity="100%" officeooo:rsid="004d22d1"/>
    </style:style>
    <style:style style:name="T22" style:family="text">
      <style:text-properties fo:color="#ffffff" loext:opacity="100%" officeooo:rsid="004e2372"/>
    </style:style>
    <style:style style:name="T23" style:family="text">
      <style:text-properties fo:color="#ffffff" loext:opacity="100%" officeooo:rsid="0050af42"/>
    </style:style>
    <style:style style:name="T24" style:family="text">
      <style:text-properties fo:color="#ffffff" loext:opacity="100%" officeooo:rsid="0051bb1e"/>
    </style:style>
    <style:style style:name="T25" style:family="text">
      <style:text-properties fo:color="#ffffff" loext:opacity="100%" officeooo:rsid="00524115"/>
    </style:style>
    <style:style style:name="T26" style:family="text">
      <style:text-properties fo:color="#ffffff" loext:opacity="100%" officeooo:rsid="005470c8"/>
    </style:style>
    <style:style style:name="T27" style:family="text">
      <style:text-properties fo:color="#ffffff" loext:opacity="100%" officeooo:rsid="005e96d9"/>
    </style:style>
    <style:style style:name="T28" style:family="text">
      <style:text-properties fo:color="#ffffff" loext:opacity="100%" fo:language="en" fo:country="SG" officeooo:rsid="005fc47d"/>
    </style:style>
    <style:style style:name="T29" style:family="text">
      <style:text-properties fo:color="#ffffff" loext:opacity="100%" fo:language="en" fo:country="SG" officeooo:rsid="00601637"/>
    </style:style>
    <style:style style:name="T30" style:family="text">
      <style:text-properties fo:color="#ffffff" loext:opacity="100%" officeooo:rsid="0061f961"/>
    </style:style>
    <style:style style:name="T31" style:family="text">
      <style:text-properties fo:color="#ffffff" loext:opacity="100%" officeooo:rsid="006287b1"/>
    </style:style>
    <style:style style:name="T32" style:family="text">
      <style:text-properties fo:color="#ffffff" loext:opacity="100%" officeooo:rsid="00649e8d"/>
    </style:style>
    <style:style style:name="T33" style:family="text">
      <style:text-properties fo:color="#ffffff" loext:opacity="100%" officeooo:rsid="006c8b6d"/>
    </style:style>
    <style:style style:name="T34" style:family="text">
      <style:text-properties fo:color="#ffffff" loext:opacity="100%" officeooo:rsid="006d9a8d"/>
    </style:style>
    <style:style style:name="T35" style:family="text">
      <style:text-properties fo:color="#ffffff" loext:opacity="100%" officeooo:rsid="006f5855"/>
    </style:style>
    <style:style style:name="T36" style:family="text">
      <style:text-properties fo:color="#ffffff" loext:opacity="100%" officeooo:rsid="00812c40"/>
    </style:style>
    <style:style style:name="T37" style:family="text">
      <style:text-properties fo:color="#ffffff" loext:opacity="100%" officeooo:rsid="00822f12"/>
    </style:style>
    <style:style style:name="T38" style:family="text">
      <style:text-properties fo:color="#ffffff" loext:opacity="100%" officeooo:rsid="008c3523"/>
    </style:style>
    <style:style style:name="T39" style:family="text">
      <style:text-properties fo:color="#ffffff" loext:opacity="100%" officeooo:rsid="008551cb" fo:background-color="#ff0000" loext:char-shading-value="0"/>
    </style:style>
    <style:style style:name="T40" style:family="text">
      <style:text-properties fo:color="#ffffff" loext:opacity="100%" officeooo:rsid="008681c8" fo:background-color="#ff0000" loext:char-shading-value="0"/>
    </style:style>
    <style:style style:name="T41" style:family="text">
      <style:text-properties fo:color="#ffffff" loext:opacity="100%" officeooo:rsid="0031ad7d" fo:background-color="#2a6099" loext:char-shading-value="0"/>
    </style:style>
    <style:style style:name="T42" style:family="text">
      <style:text-properties fo:color="#ffffff" loext:opacity="100%" officeooo:rsid="0036b675" fo:background-color="#2a6099" loext:char-shading-value="0"/>
    </style:style>
    <style:style style:name="T43" style:family="text">
      <style:text-properties fo:color="#ffffff" loext:opacity="100%" officeooo:rsid="00385c1f" fo:background-color="#2a6099" loext:char-shading-value="0"/>
    </style:style>
    <style:style style:name="T44" style:family="text">
      <style:text-properties fo:color="#ffffff" loext:opacity="100%" officeooo:rsid="00801677" fo:background-color="#00a933" loext:char-shading-value="0"/>
    </style:style>
    <style:style style:name="T45" style:family="text">
      <style:text-properties fo:color="#ffffff" loext:opacity="100%" officeooo:rsid="00defe71"/>
    </style:style>
    <style:style style:name="T46" style:family="text">
      <style:text-properties fo:color="#ffffff" loext:opacity="100%" style:font-name="Trebuchet MS" officeooo:rsid="005470c8"/>
    </style:style>
    <style:style style:name="T47" style:family="text">
      <style:text-properties fo:color="#ffffff" loext:opacity="100%" style:font-name="Trebuchet MS" officeooo:rsid="00e2c6a2"/>
    </style:style>
    <style:style style:name="T48" style:family="text">
      <style:text-properties officeooo:rsid="00556a65"/>
    </style:style>
    <style:style style:name="T49" style:family="text">
      <style:text-properties officeooo:rsid="00558f02"/>
    </style:style>
    <style:style style:name="T50" style:family="text">
      <style:text-properties officeooo:rsid="0057183a"/>
    </style:style>
    <style:style style:name="T51" style:family="text">
      <style:text-properties officeooo:rsid="005848b4"/>
    </style:style>
    <style:style style:name="T52" style:family="text">
      <style:text-properties officeooo:rsid="006c49d6"/>
    </style:style>
    <style:style style:name="T53" style:family="text">
      <style:text-properties officeooo:rsid="0075d559"/>
    </style:style>
    <style:style style:name="T54" style:family="text">
      <style:text-properties officeooo:rsid="0077c0a8"/>
    </style:style>
    <style:style style:name="T55" style:family="text">
      <style:text-properties officeooo:rsid="0078f282"/>
    </style:style>
    <style:style style:name="T56" style:family="text">
      <style:text-properties officeooo:rsid="007d1f7e"/>
    </style:style>
    <style:style style:name="T57" style:family="text">
      <style:text-properties officeooo:rsid="0082a502"/>
    </style:style>
    <style:style style:name="T58" style:family="text">
      <style:text-properties officeooo:rsid="00835213"/>
    </style:style>
    <style:style style:name="T59" style:family="text">
      <style:text-properties officeooo:rsid="0084f48e"/>
    </style:style>
    <style:style style:name="T60" style:family="text">
      <style:text-properties officeooo:rsid="00995a1d"/>
    </style:style>
    <style:style style:name="T61" style:family="text">
      <style:text-properties fo:language="en" fo:country="SG" officeooo:rsid="00997c8f"/>
    </style:style>
    <style:style style:name="T62" style:family="text">
      <style:text-properties fo:language="en" fo:country="SG" officeooo:rsid="0099be3e"/>
    </style:style>
    <style:style style:name="T63" style:family="text">
      <style:text-properties fo:language="en" fo:country="SG" officeooo:rsid="009bbc50"/>
    </style:style>
    <style:style style:name="T64" style:family="text">
      <style:text-properties fo:language="en" fo:country="SG" officeooo:rsid="009c02e3"/>
    </style:style>
    <style:style style:name="T65" style:family="text">
      <style:text-properties fo:language="en" fo:country="SG" officeooo:rsid="009de2d7"/>
    </style:style>
    <style:style style:name="T66" style:family="text">
      <style:text-properties fo:language="en" fo:country="SG" officeooo:rsid="00e68438"/>
    </style:style>
    <style:style style:name="T67" style:family="text">
      <style:text-properties fo:language="en" fo:country="SG" officeooo:rsid="00e7d4e2"/>
    </style:style>
    <style:style style:name="T68" style:family="text">
      <style:text-properties fo:language="en" fo:country="SG" officeooo:rsid="00e92448"/>
    </style:style>
    <style:style style:name="T69" style:family="text">
      <style:text-properties fo:background-color="#ff0000" loext:char-shading-value="0"/>
    </style:style>
    <style:style style:name="T70" style:family="text">
      <style:text-properties officeooo:rsid="00b54b37" fo:background-color="#ff0000" loext:char-shading-value="0"/>
    </style:style>
    <style:style style:name="T71" style:family="text">
      <style:text-properties officeooo:rsid="00a56a9e"/>
    </style:style>
    <style:style style:name="T72" style:family="text">
      <style:text-properties officeooo:rsid="00a66d64"/>
    </style:style>
    <style:style style:name="T73" style:family="text">
      <style:text-properties fo:language="en" fo:country="US" officeooo:rsid="00a926f5"/>
    </style:style>
    <style:style style:name="T74" style:family="text">
      <style:text-properties fo:language="en" fo:country="US" officeooo:rsid="00a94c2d"/>
    </style:style>
    <style:style style:name="T75" style:family="text">
      <style:text-properties fo:language="en" fo:country="US" officeooo:rsid="00a94c2d" fo:background-color="#2a6099" loext:char-shading-value="0"/>
    </style:style>
    <style:style style:name="T76" style:family="text">
      <style:text-properties fo:language="en" fo:country="US" officeooo:rsid="00ee6626" fo:background-color="#2a6099" loext:char-shading-value="0"/>
    </style:style>
    <style:style style:name="T77" style:family="text">
      <style:text-properties fo:language="en" fo:country="US" officeooo:rsid="00a9eed5" fo:background-color="#2a6099" loext:char-shading-value="0"/>
    </style:style>
    <style:style style:name="T78" style:family="text">
      <style:text-properties officeooo:rsid="00acc248"/>
    </style:style>
    <style:style style:name="T79" style:family="text">
      <style:text-properties officeooo:rsid="00b06310"/>
    </style:style>
    <style:style style:name="T80" style:family="text">
      <style:text-properties officeooo:rsid="00b09598"/>
    </style:style>
    <style:style style:name="T81" style:family="text">
      <style:text-properties officeooo:rsid="00b5e7a9"/>
    </style:style>
    <style:style style:name="T82" style:family="text">
      <style:text-properties officeooo:rsid="00b799fe"/>
    </style:style>
    <style:style style:name="T83" style:family="text">
      <style:text-properties officeooo:rsid="00bccfe1"/>
    </style:style>
    <style:style style:name="T84" style:family="text">
      <style:text-properties officeooo:rsid="00be31ff"/>
    </style:style>
    <style:style style:name="T85" style:family="text">
      <style:text-properties officeooo:rsid="00bedef2"/>
    </style:style>
    <style:style style:name="T86" style:family="text">
      <style:text-properties officeooo:rsid="00bf9698"/>
    </style:style>
    <style:style style:name="T87" style:family="text">
      <style:text-properties officeooo:rsid="00c01018"/>
    </style:style>
    <style:style style:name="T88" style:family="text">
      <style:text-properties officeooo:rsid="00c19c39"/>
    </style:style>
    <style:style style:name="T89" style:family="text">
      <style:text-properties officeooo:rsid="00c37369"/>
    </style:style>
    <style:style style:name="T90" style:family="text">
      <style:text-properties officeooo:rsid="00c505a2"/>
    </style:style>
    <style:style style:name="T91" style:family="text">
      <style:text-properties officeooo:rsid="00c5e548"/>
    </style:style>
    <style:style style:name="T92" style:family="text">
      <style:text-properties officeooo:rsid="00cc1fcc"/>
    </style:style>
    <style:style style:name="T93" style:family="text">
      <style:text-properties officeooo:rsid="00cf7ac9"/>
    </style:style>
    <style:style style:name="T94" style:family="text">
      <style:text-properties officeooo:rsid="00d07321"/>
    </style:style>
    <style:style style:name="T95" style:family="text">
      <style:text-properties officeooo:rsid="00d0bc4a"/>
    </style:style>
    <style:style style:name="T96" style:family="text">
      <style:text-properties officeooo:rsid="00d24d67"/>
    </style:style>
    <style:style style:name="T97" style:family="text">
      <style:text-properties officeooo:rsid="00d3afae"/>
    </style:style>
    <style:style style:name="T98" style:family="text">
      <style:text-properties officeooo:rsid="00d3b34d"/>
    </style:style>
    <style:style style:name="T99" style:family="text">
      <style:text-properties officeooo:rsid="00d47859"/>
    </style:style>
    <style:style style:name="T100" style:family="text">
      <style:text-properties officeooo:rsid="00d6d895"/>
    </style:style>
    <style:style style:name="T101" style:family="text">
      <style:text-properties officeooo:rsid="00d807ad"/>
    </style:style>
    <style:style style:name="T102" style:family="text">
      <style:text-properties officeooo:rsid="00da962b"/>
    </style:style>
    <style:style style:name="T103" style:family="text">
      <style:text-properties officeooo:rsid="00db6e6b"/>
    </style:style>
    <style:style style:name="T104" style:family="text">
      <style:text-properties officeooo:rsid="00db7cfc"/>
    </style:style>
    <style:style style:name="T105" style:family="text">
      <style:text-properties style:font-name="Trebuchet MS"/>
    </style:style>
    <style:style style:name="T106" style:family="text">
      <style:text-properties fo:background-color="#2a6099" loext:char-shading-value="0"/>
    </style:style>
    <style:style style:name="T107" style:family="text">
      <style:text-properties officeooo:rsid="00c8a390" fo:background-color="#2a6099" loext:char-shading-value="0"/>
    </style:style>
    <style:style style:name="T108" style:family="text">
      <style:text-properties officeooo:rsid="00defe71"/>
    </style:style>
    <style:style style:name="T109" style:family="text">
      <style:text-properties officeooo:rsid="00e0b2a1"/>
    </style:style>
    <style:style style:name="T110" style:family="text">
      <style:text-properties officeooo:rsid="00e2619d"/>
    </style:style>
    <style:style style:name="T111" style:family="text">
      <style:text-properties officeooo:rsid="00e3c117"/>
    </style:style>
    <style:style style:name="T112" style:family="text">
      <style:text-properties officeooo:rsid="00ea44d6"/>
    </style:style>
    <style:style style:name="T113" style:family="text">
      <style:text-properties officeooo:rsid="00ec83e8"/>
    </style:style>
    <style:style style:name="T114" style:family="text">
      <style:text-properties officeooo:rsid="00ed6ca3"/>
    </style:style>
    <style:style style:name="T115" style:family="text">
      <style:text-properties officeooo:rsid="00edb58f"/>
    </style:style>
    <style:style style:name="T116" style:family="text">
      <style:text-properties fo:background-color="#00a933" loext:char-shading-value="0"/>
    </style:style>
    <style:style style:name="T117" style:family="text">
      <style:text-properties officeooo:rsid="00a66d64" fo:background-color="#00a933" loext:char-shading-value="0"/>
    </style:style>
    <style:style style:name="T118" style:family="text">
      <style:text-properties officeooo:rsid="00f1e8e4"/>
    </style:style>
    <style:style style:name="T119" style:family="text">
      <style:text-properties officeooo:rsid="00f881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ontains all the micros and their RDA for man, women and various ages</text:p>
      <text:p text:style-name="P1"><text:a xlink:type="simple" xlink:href="https://www.health.harvard.edu/staying-healthy/listing_of_vitamins" text:style-name="Internet_20_link" text:visited-style-name="Visited_20_Internet_20_Link"><text:span text:style-name="T1">https://www.health.harvard.edu/staying-healthy/listing_of_vitamins</text:span></text:a></text:p>
      <text:p text:style-name="P3"/>
      <text:p text:style-name="P4">postpone <text:span text:style-name="T71">indefinitely</text:span></text:p>
      <text:p text:style-name="P5">postpone for a while</text:p>
      <text:p text:style-name="P6">finished for now</text:p>
      <text:p text:style-name="P7">completed</text:p>
      <text:p text:style-name="P9">urgent</text:p>
      <text:p text:style-name="P58"/>
      <text:p text:style-name="P59">Stuff in sticky notes</text:p>
      <text:p text:style-name="P60">can add egusi (south melon seed) rmb check it 100 grams on cronometer</text:p>
      <text:p text:style-name="P60"/>
      <text:p text:style-name="P60">create a header that will include logo and login, register, logout and profile, can still keep it all in same page,</text:p>
      <text:p text:style-name="P60"/>
      <text:p text:style-name="P60">watch the cs50 video on login and logout again</text:p>
      <text:p text:style-name="P60"/>
      <text:p text:style-name="P60">the editors should also have the option save as another,</text:p>
      <text:p text:style-name="P60"/>
      <text:p text:style-name="P60">nutrition calculator hindsight </text:p>
      <text:p text:style-name="P60"/>
      <text:p text:style-name="P60">in hindsight pretty dumb to have the entire app under one URL, in terms of loading data, ensuring integrity of scopes and namespaces. Still possible but would take more effort. Also may take away the ability to open in new tab for users.</text:p>
      <text:p text:style-name="P60"/>
      <text:p text:style-name="P60"/>
      <text:p text:style-name="P60">next time put more effort into <text:s/>researching existing products and prototyping</text:p>
      <text:p text:style-name="P60"/>
      <text:p text:style-name="P60">nicen up website</text:p>
      <text:p text:style-name="P60"/>
      <text:p text:style-name="P60">-add spaces and &lt;brs&gt;</text:p>
      <text:p text:style-name="P60"/>
      <text:p text:style-name="P60">- make use of emojis? surround with &lt;span&gt; that is styled to make the emoji bigger</text:p>
      <text:p text:style-name="P60"/>
      <text:p text:style-name="P60">- ensure the tab buttons in the same tab group visually informs the user they belong together</text:p>
      <text:p text:style-name="P60"/>
      <text:p text:style-name="P60"><text:s text:c="4"/>-just style tab button to have no bottom border</text:p>
      <text:p text:style-name="P60"/>
      <text:p text:style-name="P60"><text:s text:c="4"/>- style the window container to connect to the above tab somehow, same color as selected</text:p>
      <text:p text:style-name="P60"/>
      <text:p text:style-name="P60"/>
      <text:p text:style-name="P60"/>
      <text:p text:style-name="P60">calories should be in kcal and vitamin d should be in IUs</text:p>
      <text:p text:style-name="P60"/>
      <text:p text:style-name="P60">can add to combo with another existing combo</text:p>
      <text:p text:style-name="P60"/>
      <text:p text:style-name="P60">check if CSVs and schema stil match up</text:p>
      <text:p text:style-name="P60"/>
      <text:p text:style-name="P60">create a way to add nutrients</text:p>
      <text:p text:style-name="P60"/>
      <text:p text:style-name="P60">include prices in totals?</text:p>
      <text:p text:style-name="P60"/>
      <text:p text:style-name="P60">create an actual user login register functionality so the foreign key constraint pointing at user don't fail</text:p>
      <text:p text:style-name="P60"/>
      <text:p text:style-name="P60">already created a user with id 0</text:p>
      <text:p text:style-name="P60"/>
      <text:p text:style-name="P60">before going any further creating test users, add hash and email columns for schema.sql and dbbrowser(rmb ctrl-s) also change</text:p>
      <text:p text:style-name="P60"/>
      <text:p text:style-name="P60"/>
      <text:p text:style-name="P60"/>
      <text:p text:style-name="P60">fix the fugliness of meal records, when the page load, load meal records for day? last 7 days?</text:p>
      <text:p text:style-name="P60"/>
      <text:p text:style-name="P60">fix the css god it's awful</text:p>
      <text:p text:style-name="P60"/>
      <text:p text:style-name="P60">make the buttons like more connected?</text:p>
      <text:p text:style-name="P60"/>
      <text:p text:style-name="P60">put them in the same div and give it a different backgorund color</text:p>
      <text:p text:style-name="P60"/>
      <text:p text:style-name="P60">give it a goddamn header</text:p>
      <text:p text:style-name="P60"/>
      <text:p text:style-name="P60"/>
      <text:p text:style-name="P60"/>
      <text:p text:style-name="P60">can FINALLY go about adding foods, find a quick way to do it,</text:p>
      <text:p text:style-name="P60"/>
      <text:p text:style-name="P60">if doing via the app itself, save the data into a csv</text:p>
      <text:p text:style-name="P60"/>
      <text:p text:style-name="P60">!!create a webscraper to do it for yoo😏</text:p>
      <text:p text:style-name="P60"/>
      <text:p text:style-name="P60">save into csv file for submission so testers can load it all through setup.py</text:p>
      <text:p text:style-name="P60"/>
      <text:p text:style-name="P60">-go through and check what the aliases are for nutrients compared to your program</text:p>
      <text:p text:style-name="P60"/>
      <text:p text:style-name="P60">-save the info inot a csv, then double check it</text:p>
      <text:p text:style-name="P60"/>
      <text:p text:style-name="P60"/>
      <text:p text:style-name="P60"/>
      <text:p text:style-name="P60">should create a separate website to handle more the super user stuff like permanently deleting data, adding nutrients, that way can showcase it during the presentation</text:p>
      <text:p text:style-name="P60"/>
      <text:p text:style-name="P60"/>
      <text:p text:style-name="P60"/>
      <text:p text:style-name="P60">use antioxidants as a keyword for the presentation</text:p>
      <text:p text:style-name="P60"/>
      <text:p text:style-name="P60">resume with DRI editor</text:p>
      <text:p text:style-name="P60">dri.py</text:p>
      <text:p text:style-name="P60">html jinjia</text:p>
      <text:p text:style-name="P60">submit edit button</text:p>
      <text:p text:style-name="P60">deactivate button</text:p>
      <text:p text:style-name="P60">cancel button</text:p>
      <text:p text:style-name="P60"/>
      <text:p text:style-name="P60">can save as original name or another, but the other name must not be the same as another dri</text:p>
      <text:p text:style-name="P60"/>
      <text:p text:style-name="P60">create add and manage nutrient</text:p>
      <text:p text:style-name="P60"/>
      <text:p text:style-name="P60">when giving users the ability to create their own dri, have a slider for all nutrients, and all nutrients will alsohave their individual sliders, have sliders for both rda and ul, oh and put text inputs next to them that say in grams</text:p>
      <text:p text:style-name="P60"/>
      <text:p text:style-name="P60">do a code review to find possible bugs (think of it as entirely rewriting/revising the code)</text:p>
      <text:p text:style-name="P60"/>
      <text:p text:style-name="P60">document code</text:p>
      <text:p text:style-name="P60"/>
      <text:p text:style-name="P60">few issues with DRI</text:p>
      <text:p text:style-name="P60">if a DRI is renamed, the users using the DRI will have issues</text:p>
      <text:p text:style-name="P60">if a DRI is deactivated, the other sql statements won't know because there is no where dri.active = 1</text:p>
      <text:p text:style-name="P60">should have just created a dri_group_to_dri table</text:p>
      <text:p text:style-name="P60">so for now don't allow users to change the name of deactivate DRIs</text:p>
      <text:p text:style-name="P60"/>
      <text:p text:style-name="P60">copy and paste a new DRI into the table, for demonstrations</text:p>
      <text:p text:style-name="P60"/>
      <text:p text:style-name="P60"/>
      <text:p text:style-name="P60">for all edit pages give ability to save as new item</text:p>
      <text:p text:style-name="P60"/>
      <text:p text:style-name="P60">try more pythonic ways of handling arrays</text:p>
      <text:p text:style-name="P60"/>
      <text:p text:style-name="P60">still have to validate more data onbackend, like if a user sends a string instead of a number for nutrient, find a way to handle that, refer to cs50? if the code doesn't have a solution try running finance and send a string instead of a number</text:p>
      <text:p text:style-name="P60"/>
      <text:p text:style-name="P60">still have much to add to DRI</text:p>
      <text:p text:style-name="P60">correcting the issue with the database and going ahead and adding the ability to deactivate, edit the group_name</text:p>
      <text:p text:style-name="P60"/>
      <text:p text:style-name="P60">at some point arrange nutrition notes properly</text:p>
      <text:p text:style-name="P60"/>
      <text:p text:style-name="P60"/>
      <text:p text:style-name="P60">use recursion where suited</text:p>
      <text:p text:style-name="P60"/>
      <text:p text:style-name="P60"/>
      <text:p text:style-name="P60"/>
      <text:p text:style-name="P60">meaningful names which are descriptive</text:p>
      <text:p text:style-name="P60"/>
      <text:p text:style-name="P60"/>
      <text:p text:style-name="P60"/>
      <text:p text:style-name="P60">boolean bindings which are descriptive</text:p>
      <text:p text:style-name="P60"/>
      <text:p text:style-name="P60"/>
      <text:p text:style-name="P60"/>
      <text:p text:style-name="P60">consistent verbs</text:p>
      <text:p text:style-name="P60"/>
      <text:p text:style-name="P60"/>
      <text:p text:style-name="P60"/>
      <text:p text:style-name="P60">for JS</text:p>
      <text:p text:style-name="P60"/>
      <text:p text:style-name="P60">// a good trick to console.log with better information</text:p>
      <text:p text:style-name="P60"/>
      <text:p text:style-name="P60">console.log({isSelected, hasSpace})</text:p>
      <text:p text:style-name="P60"/>
      <text:p text:style-name="P60">// -&gt; {isSelected: true, hasSpace: true}</text:p>
      <text:p text:style-name="P60"/>
      <text:p text:style-name="P60"/>
      <text:p text:style-name="P60"/>
      <text:p text:style-name="P60">// rmb you can use object destructuring for functions</text:p>
      <text:p text:style-name="P60"/>
      <text:p text:style-name="P60"/>
      <text:p text:style-name="P60"/>
      <text:p text:style-name="P60">function ({name, age, height}){</text:p>
      <text:p text:style-name="P60"/>
      <text:p text:style-name="P60"><text:s text:c="4"/>console.log(`my name is ${name}, I am ${age} years old at ${height} tall`)</text:p>
      <text:p text:style-name="P60"/>
      <text:p text:style-name="P60">}</text:p>
      <text:p text:style-name="P60"/>
      <text:p text:style-name="P60">bob = {</text:p>
      <text:p text:style-name="P60"/>
      <text:p text:style-name="P60"><text:s text:c="4"/>name: "Robert",</text:p>
      <text:p text:style-name="P60"/>
      <text:p text:style-name="P60"><text:s text:c="4"/>age: 54,</text:p>
      <text:p text:style-name="P60"/>
      <text:p text:style-name="P60"><text:s text:c="4"/>height:170,</text:p>
      <text:p text:style-name="P60"/>
      <text:p text:style-name="P60">}</text:p>
      <text:p text:style-name="P60"/>
      <text:p text:style-name="P60">function(bob)</text:p>
      <text:h text:style-name="P52" text:outline-level="3"><text:span text:style-name="T2">✔️ </text:span><text:span text:style-name="T33">Do Now</text:span></text:h>
      <text:p text:style-name="P22"><text:tab/></text:p>
      <text:p text:style-name="P21"><text:tab/><text:span text:style-name="T69">finish the nutrient adding form so can add sugar, include all forms</text:span></text:p>
      <text:p text:style-name="P43"><text:span text:style-name="T33"><text:tab/></text:span><text:span text:style-name="T39">User</text:span><text:span text:style-name="T40">s</text:span><text:span text:style-name="T39"> can add their own nutrients</text:span></text:p>
      <text:p text:style-name="P44"><text:span text:style-name="T33"><text:tab/></text:span><text:span text:style-name="T44">Add tooltips to all inputs in particular nutrient (name, </text:span></text:p>
      <text:p text:style-name="P49"><text:span text:style-name="T33"><text:tab/></text:span><text:span text:style-name="T34">database visualiser</text:span></text:p>
      <text:p text:style-name="P49"><text:span text:style-name="T34"><text:tab/><text:tab/></text:span><text:span text:style-name="T35">check on foreign key relations</text:span></text:p>
      <text:p text:style-name="P38"><text:tab/><text:tab/>check on data in tables</text:p>
      <text:p text:style-name="P24"><text:tab/><text:span text:style-name="T60">edit food should have 3 options save, save as another food, delete</text:span></text:p>
      <text:p text:style-name="P24"><text:tab/><text:tab/>when deleting from database, remember to delete the 'to' tables as while.</text:p>
      <text:p text:style-name="P25"><text:tab/><text:tab/><text:span text:style-name="T106">or just make an active/-inactive column instead</text:span></text:p>
      <text:p text:style-name="P10"><text:tab/><text:span text:style-name="T106">add timing input to add meal</text:span></text:p>
      <text:p text:style-name="P10"><text:tab/><text:span text:style-name="T70">ensure that any item that loads from the database can be updated dynamically without reloading page</text:span></text:p>
      <text:p text:style-name="P8"><text:tab/><text:span text:style-name="T72">add default values</text:span></text:p>
      <text:p text:style-name="P10"><text:span text:style-name="T116"><text:tab/><text:tab/></text:span><text:span text:style-name="T117">date</text:span></text:p>
      <text:p text:style-name="P11"><text:span text:style-name="T73"><text:tab/></text:span><text:span text:style-name="T78">if you ever have a login, register functionality, just use google accounts</text:span></text:p>
      <text:p text:style-name="P26"><text:s/><text:tab/>separate tab of all inactive items which can either be permantly deleted or restoreds</text:p>
      <text:p text:style-name="P10"><text:span text:style-name="T73"><text:tab/></text:span><text:span text:style-name="T75">add meal should have a select combo item, which will append the food, quant</text:span><text:span text:style-name="T76">it</text:span><text:span text:style-name="T75">ies and </text:span><text:span text:style-name="T77">combo description </text:span><text:span text:style-name="T75">to the </text:span><text:span text:style-name="T77">meal </text:span><text:span text:style-name="T75">description</text:span><text:span text:style-name="T74"><text:tab/></text:span></text:p>
      <text:p text:style-name="P27"><text:tab/>monthly total</text:p>
      <text:p text:style-name="P27"><text:tab/>configurable total views</text:p>
      <text:p text:style-name="P27"><text:tab/>include prices in totals?</text:p>
      <text:p text:style-name="P27"><text:tab/><text:span text:style-name="T97">note that height and weight are in </text:span><text:span text:style-name="T98">meter</text:span><text:span text:style-name="T97"> and kg </text:span><text:span text:style-name="T98">stored as “REAL” datatype in database</text:span></text:p>
      <text:p text:style-name="P27"><text:tab/><text:span text:style-name="T113">for submission put it in a virtual machine, and test it on other computer</text:span></text:p>
      <text:h text:style-name="P54" text:outline-level="3">🖥️FrontEnd</text:h>
      <text:p text:style-name="P42"><text:span text:style-name="T2"><text:tab/></text:span><text:span text:style-name="T3">ALL FORMs</text:span></text:p>
      <text:p text:style-name="P40"><text:tab/><text:tab/>inputs that are not null, should have required attribute</text:p>
      <text:p text:style-name="P28"><text:tab/><text:tab/><text:tab/><text:span text:style-name="T107">also ensure the backend can handle invalid/incomplete data</text:span></text:p>
      <text:p text:style-name="P42"><text:span text:style-name="T3"><text:tab/><text:tab/></text:span><text:span text:style-name="T11">data can be colored, </text:span><text:span text:style-name="T45">add colors to foods</text:span><text:span text:style-name="T11">??</text:span></text:p>
      <text:p text:style-name="P42"><text:span text:style-name="T3"><text:tab/></text:span><text:span text:style-name="T8">p</text:span><text:span text:style-name="T9">a</text:span><text:span text:style-name="T8">ge layout</text:span></text:p>
      <text:p text:style-name="P42"><text:span text:style-name="T4"><text:tab/><text:tab/></text:span><text:span text:style-name="T41">Add new food </text:span><text:span text:style-name="T42">(collapsable</text:span><text:span text:style-name="T43">)</text:span></text:p>
      <text:p text:style-name="P42"><text:span text:style-name="T5"><text:tab/><text:tab/>sorting</text:span><text:span text:style-name="T7"> (default to just today) </text:span><text:span text:style-name="T10">(collapsable?)</text:span></text:p>
      <text:p text:style-name="P42"><text:span text:style-name="T5"><text:tab/><text:tab/></text:span><text:span text:style-name="T6">add new meals</text:span></text:p>
      <text:p text:style-name="P42"><text:span text:style-name="T6"><text:tab/><text:tab/><text:tab/></text:span><text:span text:style-name="T24">food editing,(allow deletion of foods with warning)</text:span></text:p>
      <text:p text:style-name="P42"><text:span text:style-name="T24"><text:tab/><text:tab/><text:tab/></text:span><text:span text:style-name="T25">add list of foods</text:span></text:p>
      <text:p text:style-name="P42"><text:span text:style-name="T6"><text:tab/><text:tab/><text:tab/></text:span><text:span text:style-name="T21">sort of the way you can add tags in nexusmods search</text:span></text:p>
      <text:p text:style-name="P42"><text:span text:style-name="T6"><text:tab/><text:tab/><text:tab/></text:span><text:span text:style-name="T14">total nutrients can dynamically update</text:span></text:p>
      <text:p text:style-name="P42"><text:span text:style-name="T14"><text:tab/><text:tab/><text:tab/></text:span><text:span text:style-name="T15">view for total nutrients for meal</text:span></text:p>
      <text:p text:style-name="P42"><text:span text:style-name="T15"><text:tab/><text:tab/><text:tab/><text:tab/></text:span><text:span text:style-name="T19">have a bar to show case percentages (maybe make the bar configurable depending on category of meal (brekfast and supper more protein, supper more fat, preworkout more carbs)</text:span></text:p>
      <text:p text:style-name="P42"><text:span text:style-name="T15"><text:tab/><text:tab/><text:tab/></text:span><text:span text:style-name="T16">view for total nutrients </text:span><text:span text:style-name="T18">for</text:span><text:span text:style-name="T16"> day</text:span></text:p>
      <text:p text:style-name="P42"><text:span text:style-name="T16"><text:tab/><text:tab/><text:tab/></text:span><text:span text:style-name="T17">view for total nutrients for week</text:span><text:span text:style-name="T28"><text:line-break/><text:tab/><text:tab/>add category</text:span></text:p>
      <text:p text:style-name="P42"><text:span text:style-name="T28"><text:tab/><text:tab/></text:span><text:span text:style-name="T29">remove category</text:span></text:p>
      <text:p text:style-name="P42"><text:span text:style-name="T12"><text:tab/><text:tab/>add new category </text:span><text:span text:style-name="T20">(the ability to parent and child categories can be quite complicated, can use js or whatever to ensure no rule breaking)</text:span></text:p>
      <text:p text:style-name="P42"><text:span text:style-name="T20"><text:tab/><text:tab/><text:tab/></text:span><text:span text:style-name="T27">when category checked, parents are automatically checked</text:span></text:p>
      <text:p text:style-name="P42"><text:span text:style-name="T12"><text:tab/><text:tab/><text:tab/></text:span><text:span text:style-name="T13">name:</text:span></text:p>
      <text:p text:style-name="P29"><text:tab/><text:tab/><text:tab/>parents categories:</text:p>
      <text:p text:style-name="P29"><text:tab/><text:tab/><text:tab/>child categories:</text:p>
      <text:p text:style-name="P29"><text:tab/></text:p>
      <text:p text:style-name="P46"><text:span text:style-name="T13"><text:tab/></text:span><text:span text:style-name="T2">extras</text:span></text:p>
      <text:p text:style-name="P30"><text:tab/><text:tab/>tooltips. Make use of title attribute so nutrients can display, descriptions, </text:p>
      <text:p text:style-name="P30"><text:tab/><text:tab/>foods and dishes in meal view can be have tooptip to display all values, including id for debugging I guess, can press collapse to expand further</text:p>
      <text:p text:style-name="P30"/>
      <text:p text:style-name="P30"><text:tab/><text:tab/><text:span text:style-name="T57">allow user to create their own nutrional goal profiles (example, more potassium for athletes</text:span><text:span text:style-name="T58">)</text:span></text:p>
      <text:p text:style-name="P30"><text:tab/><text:tab/><text:span text:style-name="T59">allow users to add their own nutrients</text:span></text:p>
      <text:p text:style-name="P29"><text:tab/><text:tab/><text:tab/><text:tab/></text:p>
      <text:h text:style-name="P55" text:outline-level="3">🤓BackEnd</text:h>
      <text:p text:style-name="P42"><text:span text:style-name="T2"><text:tab/></text:span><text:span text:style-name="T23">Make use of cursor.executemany() to insert multiple rows at once</text:span></text:p>
      <text:p text:style-name="P47"><text:span text:style-name="T2"><text:tab/></text:span><text:span text:style-name="T22">so for performance, you probably want the backend to handle most of the stuff first before relying on the front end</text:span></text:p>
      <text:p text:style-name="P13"/>
      <text:h text:style-name="P56" text:outline-level="3">📖Database</text:h>
      <text:p text:style-name="P31"><text:tab/>can have multiple databases for testing</text:p>
      <text:p text:style-name="P41"><text:span text:style-name="T30"><text:tab/></text:span><text:span text:style-name="T31">create a backend with functions that makes it easier to deal with SQL queries, example </text:span></text:p>
      <text:p text:style-name="P32"><text:tab/><text:tab/>def insert(dict, tablename)</text:p>
      <text:p text:style-name="P14"><text:tab/>ensure</text:p>
      <text:p text:style-name="P15">ensure proper datatypes</text:p>
      <text:p text:style-name="P15">-integer</text:p>
      <text:p text:style-name="P15">-number</text:p>
      <text:p text:style-name="P15">-timestamp</text:p>
      <text:p text:style-name="P15"/>
      <text:p text:style-name="P15">get rid of redundant data</text:p>
      <text:p text:style-name="P17">⚠️ <text:span text:style-name="T108">Confirm Do at the end</text:span></text:p>
      <text:p text:style-name="P17"><text:tab/><text:span text:style-name="T108">check with the development database, ensure that the setup/schema.sql is up to date</text:span></text:p>
      <text:p text:style-name="P17"/>
      <text:p text:style-name="P17"><text:tab/><text:span text:style-name="T109">should create a separate website to handle more the super user stuff like permanently deleting data, adding nutrients, that way can showcase it during the presentation</text:span></text:p>
      <text:p text:style-name="P17"/>
      <text:h text:style-name="P57" text:outline-level="3">👽Others</text:h>
      <text:p text:style-name="P39"><text:tab/></text:p>
      <text:p text:style-name="P39"><text:tab/><text:span text:style-name="T114">images </text:span><text:span text:style-name="T115">for meal, food, combo</text:span><text:tab/></text:p>
      <text:p text:style-name="P39"/>
      <text:p text:style-name="P39"><text:tab/>able to set goals for the week, month, etc</text:p>
      <text:p text:style-name="P18"><text:tab/></text:p>
      <text:p text:style-name="P18"><text:tab/><text:span text:style-name="T112">add the ability to favourite foods?</text:span></text:p>
      <text:p text:style-name="P18"/>
      <text:p text:style-name="P18"><text:tab/><text:span text:style-name="T112">When adding meal, can add this buttons, add food from favourites</text:span></text:p>
      <text:p text:style-name="P18"/>
      <text:p text:style-name="P18"><text:tab/><text:span text:style-name="T66">can change dri in the sort menu</text:span></text:p>
      <text:p text:style-name="P12"/>
      <text:p text:style-name="P18"><text:span text:style-name="T66"><text:tab/></text:span><text:span text:style-name="T67">when giving users the ability to create their own dri, have a slider for all nutrients, and all nutrients will alsohave their individual sliders, </text:span><text:span text:style-name="T68">have sliders for both rda and ul, oh and put text inputs next to them that say in grams</text:span></text:p>
      <text:p text:style-name="P18"/>
      <text:p text:style-name="P18"/>
      <text:p text:style-name="P18"><text:tab/><text:span text:style-name="T111">put a bunch of prints and console.logs to figure out which area is slow </text:span></text:p>
      <text:p text:style-name="P18"><text:tab/></text:p>
      <text:p text:style-name="P18"><text:tab/><text:span text:style-name="T94">once done do a code review, to check for bugs, hardcoded stuff, comments, etc</text:span></text:p>
      <text:p text:style-name="P18"><text:tab/></text:p>
      <text:p text:style-name="P18"><text:tab/><text:span text:style-name="T95">actually find <text:s/>a way to make the user_id not hardcoded for all user related transactions</text:span></text:p>
      <text:p text:style-name="P18"><text:tab/><text:tab/><text:span text:style-name="T95">addFood</text:span></text:p>
      <text:p text:style-name="P18"><text:tab/><text:tab/><text:span text:style-name="T95">addCombo</text:span></text:p>
      <text:p text:style-name="P18"><text:tab/><text:tab/>...</text:p>
      <text:p text:style-name="P18"/>
      <text:p text:style-name="P18"><text:tab/><text:span text:style-name="T93">make the website actually look nice with layouts, css, etc</text:span></text:p>
      <text:p text:style-name="P18"/>
      <text:p text:style-name="P18"><text:tab/>ensure for all inputs the placeholder can be fully read</text:p>
      <text:p text:style-name="P18"/>
      <text:p text:style-name="P18"><text:tab/><text:span text:style-name="T82">consider having none of the forms/formelements reload the page, and have everything still be able to update dynamically</text:span></text:p>
      <text:p text:style-name="P18"/>
      <text:p text:style-name="P18"><text:tab/><text:span text:style-name="T81">designate features which can be accessed by users vs administrators </text:span><text:span text:style-name="T118">(just make a separate website for administrators)</text:span></text:p>
      <text:p text:style-name="P17"/>
      <text:p text:style-name="P17"><text:tab/><text:span text:style-name="T52">add a frontend way to add nutrition</text:span></text:p>
      <text:p text:style-name="P17"/>
      <text:p text:style-name="P17"><text:tab/><text:span text:style-name="T96">actually go about creating a web scraper to get nutrients and produce sql statements to insert into database, save you time and can showcase in presentation too</text:span></text:p>
      <text:p text:style-name="P17"/>
      <text:p text:style-name="P17"><text:tab/><text:span text:style-name="T53">consider adding aliases for nutrients</text:span></text:p>
      <text:p text:style-name="P17"/>
      <text:p text:style-name="P17"><text:tab/><text:span text:style-name="T53">consider adding aliases for categories when searching</text:span></text:p>
      <text:p text:style-name="P17"/>
      <text:p text:style-name="P17"><text:tab/><text:span text:style-name="T54">make it so that users can configure their own nutrient intakes</text:span></text:p>
      <text:p text:style-name="P17"/>
      <text:p text:style-name="P17"><text:tab/><text:span text:style-name="T55">create a view to view nutrient per dollar</text:span></text:p>
      <text:p text:style-name="P17"/>
      <text:p text:style-name="P17"><text:tab/><text:span text:style-name="T99">fix up the apology page, at least give it a link back to homepage</text:span></text:p>
      <text:p text:style-name="P17"/>
      <text:p text:style-name="P17"><text:tab/><text:span text:style-name="T56">can add a compare function for multiple food?? just use multiple tabs</text:span></text:p>
      <text:p text:style-name="P17"/>
      <text:p text:style-name="P17"><text:tab/><text:span text:style-name="T61">remember to add backend verification of form values</text:span></text:p>
      <text:p text:style-name="P17"><text:span text:style-name="T61"><text:tab/><text:tab/></text:span><text:span text:style-name="T65">food names must be unique</text:span></text:p>
      <text:p text:style-name="P17"><text:span text:style-name="T61"><text:tab/><text:tab/></text:span><text:span text:style-name="T63">add meal, </text:span><text:span text:style-name="T64">the food selection should give an error if the user types a food that doesn’t exist in the database</text:span></text:p>
      <text:p text:style-name="P17"><text:span text:style-name="T61"><text:tab/></text:span><text:span text:style-name="T62">add tooltips for things layman may not know</text:span></text:p>
      <text:p text:style-name="P17"/>
      <text:h text:style-name="P53" text:outline-level="3">🌠<text:span text:style-name="T2">Fancy Shit</text:span></text:h>
      <text:p text:style-name="P51"><text:span text:style-name="T46"><text:tab/></text:span><text:span text:style-name="T47">Use JS to add keyboard shortcuts for search, submit</text:span></text:p>
      <text:p text:style-name="P33"><text:tab/><text:span text:style-name="T102">Ensure that .records, manage &lt;whatever&gt; have a limit to the amount of data loaded (that can be set by user?)</text:span></text:p>
      <text:p text:style-name="P33"><text:tab/></text:p>
      <text:p text:style-name="P33"><text:span text:style-name="T100"><text:tab/>work on <text:s/>unit conversion for </text:span><text:span text:style-name="T101">presentation</text:span></text:p>
      <text:p text:style-name="P33"/>
      <text:p text:style-name="P33"><text:tab/><text:span text:style-name="T119">make a connection to usda api</text:span></text:p>
      <text:p text:style-name="P34"/>
      <text:p text:style-name="P34"><text:span text:style-name="T90"><text:tab/>Turn the category checkbox in add food tab into something </text:span><text:span text:style-name="T91">more user friendly for the eyes</text:span></text:p>
      <text:p text:style-name="P2"><text:span text:style-name="T105"><text:tab/><text:tab/></text:span><text:a xlink:type="simple" xlink:href="https://uxmovement.com/wp-content/uploads/2019/10/toggle-tokens-checkboxes.png" text:style-name="Internet_20_link" text:visited-style-name="Visited_20_Internet_20_Link"><text:span text:style-name="T1">https://uxmovement.com/wp-content/uploads/2019/10/toggle-tokens-checkboxes.png</text:span></text:a></text:p>
      <text:p text:style-name="P35"/>
      <text:p text:style-name="P36"><text:tab/><text:span text:style-name="T89">add a deactivated item tabs for foods, combos, categories</text:span></text:p>
      <text:p text:style-name="P36"><text:tab/>Converter to per 100 grams for prices and nutrients</text:p>
      <text:p text:style-name="P37"><text:tab/><text:span text:style-name="T87">when child category is checked, parent category will be checked to</text:span><text:span text:style-name="T88">o</text:span></text:p>
      <text:p text:style-name="P48"><text:span text:style-name="T26"><text:tab/></text:span><text:span text:style-name="T2">make it responsive to mobile</text:span></text:p>
      <text:p text:style-name="P48"><text:span text:style-name="T2"><text:tab/></text:span><text:span text:style-name="T32">adding of food should autoscrape</text:span></text:p>
      <text:p text:style-name="P17">when creating micro nutrient calculator, make sure the DV is proportional to weight, male vs female.</text:p>
      <text:p text:style-name="P17"><text:tab/>multiview (just like how IDEs can have multiple views)</text:p>
      <text:p text:style-name="P17"><text:tab/>group menu (bookmarks, favourites, etc)</text:p>
      <text:p text:style-name="P17"><text:tab/><text:span text:style-name="T48">add different user profiles</text:span></text:p>
      <text:p text:style-name="P17"><text:tab/><text:tab/><text:span text:style-name="T49">each user can have different profiles for weight, </text:span><text:span text:style-name="T50">goals, </text:span><text:span text:style-name="T51">targets, </text:span><text:span text:style-name="T50">etc</text:span></text:p>
      <text:p text:style-name="P17"/>
      <text:p text:style-name="P17"><text:tab/>calculate a weekly or biweekly grocery haul to ensure sufficient macros and micros</text:p>
      <text:p text:style-name="P17"><text:tab/>make it so it's easy to portion of your servings</text:p>
      <text:p text:style-name="P17"><text:tab/> e.g. 1 marigold yogurt a week</text:p>
      <text:p text:style-name="P17"><text:tab/><text:span text:style-name="T79">consider common portions to food such as, egg (1 egg, large egg, etc), may require a new database table</text:span></text:p>
      <text:p text:style-name="P17"/>
      <text:p text:style-name="P17"><text:tab/>create a view for nutrients and list foods in order of amount per gram <text:span text:style-name="T80">or can create a view of foods and can sort them by nutrients, create all kinds of sorting options for user, have a button for common sorting features, or maybe have a </text:span></text:p>
      <text:p text:style-name="P17"><text:tab/><text:span text:style-name="T80">sort and filter and an advance sort and filter</text:span></text:p>
      <text:p text:style-name="P16">can use a prefilled html form, a test&lt;insert original&gt;.html file. to test backened </text:p>
      <text:p text:style-name="P16"/>
      <text:p text:style-name="P16"><text:tab/># daily value</text:p>
      <text:p text:style-name="P16"><text:tab/># include minimum and suggested amounts BASED ON WEIGHT and GENDER, should give warning if possible harmful overdose amount</text:p>
      <text:p text:style-name="P16"/>
      <text:p text:style-name="P16"><text:tab/># daily and meal nutrition goals</text:p>
      <text:p text:style-name="P16"><text:tab/># configurable view to adjust goal amounts of macros and micros and others(antioxidants, caffeine, omega 3)</text:p>
      <text:p text:style-name="P16"/>
      <text:p text:style-name="P16"><text:tab/># daily consumption log, a list of meals and their total daily value</text:p>
      <text:p text:style-name="P16"/>
      <text:p text:style-name="P16"><text:tab/>list to add preworkout, postworkout, heavyday, lightday, cardioday, breakfast, lunch, supper,</text:p>
      <text:p text:style-name="P16"><text:tab/></text:p>
      <text:p text:style-name="P16"><text:tab/>once done with nutrition app create, diet routine</text:p>
      <text:p text:style-name="P16"><text:line-break/><text:tab/><text:span text:style-name="T83">have a view for combos</text:span></text:p>
      <text:p text:style-name="P16"/>
      <text:p text:style-name="P16"><text:tab/><text:span text:style-name="T84">just to add more flair to the project, allow for images for foods, categories, etc</text:span></text:p>
      <text:p text:style-name="P16"/>
      <text:p text:style-name="P16"><text:tab/><text:span text:style-name="T85">if a day, week or month is deficient in certain vitamins app can give a warning</text:span></text:p>
      <text:p text:style-name="P16"/>
      <text:p text:style-name="P16"><text:tab/><text:span text:style-name="T86">also find a way to allow users to add their own profiles with configured RDA, minimum, max, etc</text:span></text:p>
      <text:p text:style-name="P16"/>
      <text:p text:style-name="P16"><text:tab/><text:span text:style-name="T92">make a function to compare food by prices, calories, etc</text:span></text:p>
      <text:p text:style-name="P16"><text:tab/>auto use nutrition api</text:p>
      <text:p text:style-name="P16"><text:tab/>other information can be manually added</text:p>
      <text:p text:style-name="P16"/>
      <text:p text:style-name="P19"><text:tab/>things to put in presentation</text:p>
      <text:p text:style-name="P19"><text:tab/>try to display a price comparison for n<text:span text:style-name="T110">u</text:span>trients, with sorting and filtering features</text:p>
      <text:p text:style-name="P19"><text:tab/></text:p>
      <text:p text:style-name="P19"><text:tab/>have some common buttons like (top protein by price, top b12 by price, top iron by price, top iron that is not a meat, top b12 that is not a meat)</text:p>
      <text:p text:style-name="P19"/>
      <text:p text:style-name="P19"><text:tab/><text:span text:style-name="T103">test the project on a completely different computer, </text:span><text:span text:style-name="T104">browser</text:span></text:p>
      <text:p text:style-name="P19"/>
      <text:p text:style-name="P20">📖Manual</text:p>
      <text:p text:style-name="P20"><text:tab/>so when you click manage &lt;whatever&gt; button, but the input field is empty, all the results of &lt;whatever&gt; will come 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3T13:54:04.481000000</dc:date>
    <meta:editing-duration>P36DT10H59S</meta:editing-duration>
    <meta:editing-cycles>223</meta:editing-cycles>
    <meta:generator>LibreOffice/7.2.2.2$Windows_X86_64 LibreOffice_project/02b2acce88a210515b4a5bb2e46cbfb63fe97d56</meta:generator>
    <meta:document-statistic meta:table-count="0" meta:image-count="0" meta:object-count="0" meta:page-count="1" meta:paragraph-count="232" meta:word-count="2092" meta:character-count="12371" meta:non-whitespace-character-count="10272"/>
  </office:meta>
</office:document-meta>
</file>